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905cm" svg:x="5.063cm" svg:y="3.84cm">
          <text:p text:style-name="P1">Check For</text:p>
          <text:p text:style-name="P1">Command</text:p>
        </draw:rect>
        <draw:rect draw:style-name="gr1" draw:text-style-name="P1" draw:layer="layout" svg:width="3.704cm" svg:height="1.605cm" svg:x="5.063cm" svg:y="7.65cm">
          <text:p text:style-name="P1">Command</text:p>
          <text:p text:style-name="P1">Execution</text:p>
        </draw:rect>
        <draw:line draw:style-name="gr2" draw:text-style-name="P1" draw:layer="layout" svg:x1="6.952cm" svg:y1="5.745cm" svg:x2="6.952cm" svg:y2="7.65cm">
          <text:p/>
        </draw:line>
        <draw:frame draw:style-name="gr3" draw:layer="layout" svg:width="7.223cm" svg:height="1.905cm" svg:x="6.752cm" svg:y="5.745cm">
          <draw:text-box>
            <text:p>Command Found</text:p>
            <text:p>Execute Interpretation</text:p>
          </draw:text-box>
        </draw:frame>
        <draw:line draw:style-name="gr4" draw:text-style-name="P1" draw:layer="layout" svg:x1="6.317cm" svg:y1="6.615cm" svg:x2="13.302cm" svg:y2="6.615cm">
          <text:p/>
        </draw:line>
        <draw:line draw:style-name="gr4" draw:text-style-name="P1" draw:layer="layout" svg:x1="6.317cm" svg:y1="10.29cm" svg:x2="13.302cm" svg:y2="10.29cm">
          <text:p/>
        </draw:line>
        <draw:frame draw:style-name="gr3" draw:layer="layout" svg:width="13.875cm" svg:height="1.905cm" svg:x="6.715cm" svg:y="9.455cm">
          <draw:text-box>
            <text:p>Command Accepted</text:p>
            <text:p>Make Forward Decision+Request Authorization</text:p>
          </draw:text-box>
        </draw:frame>
        <draw:line draw:style-name="gr5" draw:text-style-name="P1" draw:layer="layout" svg:x1="6.956cm" svg:y1="2.906cm" svg:x2="6.956cm" svg:y2="3.541cm">
          <text:p/>
        </draw:line>
        <draw:line draw:style-name="gr5" draw:text-style-name="P1" draw:layer="layout" svg:x1="6.956cm" svg:y1="3.206cm" svg:x2="6.956cm" svg:y2="3.841cm">
          <text:p/>
        </draw:line>
        <draw:line draw:style-name="gr6" draw:text-style-name="P1" draw:layer="layout" svg:x1="3.146cm" svg:y1="11.16cm" svg:x2="3.146cm" svg:y2="4.809cm">
          <text:p/>
        </draw:line>
        <draw:line draw:style-name="gr7" draw:text-style-name="P1" draw:layer="layout" svg:x1="3.146cm" svg:y1="4.809cm" svg:x2="5.051cm" svg:y2="4.809cm">
          <text:p/>
        </draw:line>
        <draw:line draw:style-name="gr6" draw:text-style-name="P1" draw:layer="layout" svg:x1="6.915cm" svg:y1="9.255cm" svg:x2="6.915cm" svg:y2="11.16cm">
          <text:p/>
        </draw:line>
        <draw:line draw:style-name="gr6" draw:text-style-name="P1" draw:layer="layout" svg:x1="3.105cm" svg:y1="11.16cm" svg:x2="6.915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6:14:32.69</meta:creation-date>
    <dc:date>2011-11-29T16:35:51.79</dc:date>
    <dc:creator>Andre </dc:creator>
    <meta:editing-duration>PT21M19S</meta:editing-duration>
    <meta:editing-cycles>2</meta:editing-cycles>
    <meta:generator>OpenOffice.org/3.3$Win32 OpenOffice.org_project/330m20$Build-9567</meta:generator>
    <meta:document-statistic meta:object-count="13"/>
  </office:meta>
</office:document-meta>
</file>